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 style:font-size-asian="10pt" style:font-size-complex="10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5653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style:font-name="Arial1" officeooo:paragraph-rsid="00149669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Arial1" officeooo:rsid="00149669" officeooo:paragraph-rsid="00149669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style:font-name="Arial1" officeooo:rsid="0015653f" officeooo:paragraph-rsid="0015653f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7a1c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49669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653f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137a1c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15653f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149669" style:text-blinking="false" fo:background-color="transparent" loext:char-shading-value="0" style:font-size-asian="10pt" style:font-size-complex="10pt"/>
    </style:style>
    <style:style style:name="T10" style:family="text">
      <style:text-properties officeooo:rsid="001565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44613b0-c34d-f41b-84df-98fe0577cb1d"/>Астма є досить поширеним неінфекційним захворюванням, що характеризується періодичними нападами задишки і хрипів, які різняться залежно від тяжкості та частоти від людини до людини. </text:p>
      <text:p text:style-name="P2">Симптоми можуть з'являтися кілька разів протягом дня чи тижня у уражених людей, а для деяких людей вони стають гіршими під час фізичної активності або вночі. Під час нападу астми набряк бронхіальних трубок набухає, завдяки чому дихальні шляхи звужують і зменшують потік повітря в легені та з неї. Периодичні симптоми астми часто призводять до безсоння, денної втоми, зниження рівня активності та проблем з роботою та навчанням. Астма має порівняно низький рівень смертності порівняно з іншими хронічними захворюваннями. </text:p>
      <text:p text:style-name="P1"/>
      <text:p text:style-name="P2">За даними Global Asthma Report на 2014 у всьому світі було 334 млн. людей з астмою, а за даними World Health Organization у 2015 році було 383 000 смертей від астми. <text:span text:style-name="T10">Кожні 10 секунд лише у Великобританії в когось стається астматичний напад, а кожного дня у США 11 людей помирають від цієї хвороби. </text:span><text:s/>У багатьох країнах створені організації астматиків.  Отже, ця проблема є актуальною для багатьох людей та їх рідних. Через те, що астма є хронічним захворюванням, його не можна вилікувати, а найкраще, що можна зробити --досягти тривалої ремісії та послаблення симптомів.  </text:p>
      <text:p text:style-name="P1"/>
      <text:p text:style-name="P2">Люди з астмою мають дуже чутливі дихальні шляхи. Холодне повітря, заходячи в них, може викликати спазми, викликаючи такі симптоми астми, як кашель, хрипи, важкість дихання та стискання грудей. Тому під час холодної погоди у астматиків бувають загострення. Деякі ж з них мають загострення під час спеки, що не дуже досліджено. Тому у деякі періоди астматикам краще їхати у місце, більш сприятливе для здоров’я їхньої дихальної системи та досягати хоча б тимчасової ремісії. </text:p>
      <text:p text:style-name="P1"/>
      <text:p text:style-name="P4"><text:span text:style-name="T6">Тому визначення найближчого місця, сприятливого для дихальної системи астматиків у певний проміжок часу є дуже важливою проблемою як з економічної точки зору, так і з точки зору охорони здоров’я. </text:span><text:span text:style-name="T7">Є багато місць, які вважаються сприятливими: Болгарія, Німеччина, Франція, Італія тощо. Але має бути індивідуальний підхід, щоб для кожної людини обирати найближчу територію. До того ж, у сприятливих регіонах можуть у заданий проміжок часу відбуватись кліматичні аномалії, які зроблять погодні умови несприятливими і навпаки, у загалом несприятливих регіонах можуть бути цілком сприятливі погодні умови протягом деякого періоду, </text:span><text:span text:style-name="T8">а лікарі не можуть врахувати всі особливості погодних умов у всіх регіонах, у які рекомендують їхати. </text:span><text:span text:style-name="T7"><text:s/></text:span><text:span text:style-name="T8">Та й</text:span><text:span text:style-name="T7"> всі фактори, такі, як: відстань від місця перебування до місця із сприятливими умовами та <text:s/>відповідність погодних умов заданим критеріям оптимальності, дуже рідко враховують, бо ще немає </text:span><text:span text:style-name="T9">програм для пошуку саме таких місць. </text:span></text:p>
      <text:p text:style-name="P5"><text:span text:style-name="T9"/></text:p>
      <text:p text:style-name="P6"><text:span text:style-name="T6">Наявність такої системи дозволила б кожній людині з астмою у сезон загастрення поїхати на пару тижнів у інший регіон для запопігання небезпечним ускладненням, відновленню працездатності, що особливо актуально у час розвитку дистанційної роботи. </text:span></text:p>
      <text:p text:style-name="P3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7:35:25.656055302</meta:creation-date>
    <dc:date>2018-02-23T18:04:30.245521889</dc:date>
    <meta:editing-duration>PT4M48S</meta:editing-duration>
    <meta:editing-cycles>2</meta:editing-cycles>
    <meta:generator>LibreOffice/5.4.5.1$Linux_X86_64 LibreOffice_project/40$Build-1</meta:generator>
    <meta:document-statistic meta:table-count="0" meta:image-count="0" meta:object-count="0" meta:page-count="1" meta:paragraph-count="7" meta:word-count="434" meta:character-count="2949" meta:non-whitespace-character-count="2510"/>
  </office:meta>
</office:document-meta>
</file>